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325a" officeooo:paragraph-rsid="001132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ros/ros.h&gt;</text:p>
      <text:p text:style-name="P1">#include &lt;image_transport/image_transport.h&gt;</text:p>
      <text:p text:style-name="P1">#include &lt;cv_bridge/cv_bridge.h&gt;</text:p>
      <text:p text:style-name="P1">#include &lt;sensor_msgs/image_encodings.h&gt;</text:p>
      <text:p text:style-name="P1">#include &lt;opencv2/highgui/highgui.hpp&gt;</text:p>
      <text:p text:style-name="P1">#include &lt;opencv2/imgproc/imgproc.hpp&gt;</text:p>
      <text:p text:style-name="P1"/>
      <text:p text:style-name="P1"/>
      <text:p text:style-name="P1"/>
      <text:p text:style-name="P1"/>
      <text:p text:style-name="P1">using namespace ros;</text:p>
      <text:p text:style-name="P1"/>
      <text:p text:style-name="P1"/>
      <text:p text:style-name="P1"/>
      <text:p text:style-name="P1"/>
      <text:p text:style-name="P1"/>
      <text:p text:style-name="P1">void image_callback(const sensor_msgs::Image::ConstPtr&amp; msg)</text:p>
      <text:p text:style-name="P1">{</text:p>
      <text:p text:style-name="P1"/>
      <text:p text:style-name="P1"/>
      <text:p text:style-name="P1"><text:s text:c="4"/><text:tab/>cv_bridge::CvImagePtr cv_ptr = cv_bridge::toCvCopy(msg, "bgr8");</text:p>
      <text:p text:style-name="P1"><text:s text:c="4"/><text:tab/>cv::Mat test_image = cv_ptr-&gt;image;</text:p>
      <text:p text:style-name="P1"/>
      <text:p text:style-name="P1"><text:tab/></text:p>
      <text:p text:style-name="P1"><text:tab/>cv::Mat src_gray;</text:p>
      <text:p text:style-name="P1"><text:s text:c="4"/><text:tab/>cv::cvtColor(test_image, src_gray, CV_BGR2GRAY);</text:p>
      <text:p text:style-name="P1"/>
      <text:p text:style-name="P1"><text:tab/>cv::Mat dst, edges; <text:tab/>// Create images</text:p>
      <text:p text:style-name="P1"/>
      <text:p text:style-name="P1"><text:s text:c="4"/><text:tab/>// Make the destination image the same size and type as input</text:p>
      <text:p text:style-name="P1"><text:tab/>dst.create(src_gray.size(), src_gray.type());</text:p>
      <text:p text:style-name="P1"/>
      <text:p text:style-name="P1"><text:s text:c="4"/><text:tab/>// Perform gaussian blur on image to eliminate noisy edges</text:p>
      <text:p text:style-name="P1"><text:tab/>cv::blur(src_gray, edges, cv::Size(3,3));</text:p>
      <text:p text:style-name="P1"><text:tab/>cv::Canny(edges, edges, 50, 150, 3); <text:s text:c="7"/>// Perform canny edge detection</text:p>
      <text:p text:style-name="P1"/>
      <text:p text:style-name="P1"/>
      <text:p text:style-name="P1"><text:tab/>// Show image</text:p>
      <text:p text:style-name="P1"><text:s text:c="4"/><text:tab/>cv::imshow("win1", edges);</text:p>
      <text:p text:style-name="P1"><text:tab/>cv::waitKey(1);</text:p>
      <text:p text:style-name="P1"/>
      <text:p text:style-name="P1"/>
      <text:p text:style-name="P1"><text:tab/>return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 main (int argc, char** argv)</text:p>
      <text:p text:style-name="P1">{</text:p>
      <text:p text:style-name="P1"/>
      <text:p text:style-name="P1"/>
      <text:p text:style-name="P1"><text:s text:c="4"/><text:tab/>init(argc, argv, "test_cv");</text:p>
      <text:p text:style-name="P1"><text:tab/>NodeHandle n;</text:p>
      <text:p text:style-name="P1"/>
      <text:p text:style-name="P1"><text:soft-page-break/><text:tab/>// Create a window in which to display the image</text:p>
      <text:p text:style-name="P1"><text:tab/>cv::namedWindow("win1", 0);</text:p>
      <text:p text:style-name="P1"><text:s text:c="4"/><text:tab/>cv::startWindowThread();</text:p>
      <text:p text:style-name="P1"/>
      <text:p text:style-name="P1"/>
      <text:p text:style-name="P1"><text:tab/>// Create window transport object</text:p>
      <text:p text:style-name="P1"><text:tab/>image_transport::ImageTransport it(n);</text:p>
      <text:p text:style-name="P1"><text:s text:c="4"/><text:tab/>image_transport::Subscriber sub = it.subscribe("camera/image", 1, image_callback);</text:p>
      <text:p text:style-name="P1"/>
      <text:p text:style-name="P1"/>
      <text:p text:style-name="P1"><text:tab/></text:p>
      <text:p text:style-name="P1"/>
      <text:p text:style-name="P1"><text:tab/>while(ok())</text:p>
      <text:p text:style-name="P1"><text:tab/>{</text:p>
      <text:p text:style-name="P1"/>
      <text:p text:style-name="P1"><text:tab/><text:tab/>spin();</text:p>
      <text:p text:style-name="P1"/>
      <text:p text:style-name="P1"><text:tab/>}</text:p>
      <text:p text:style-name="P1"/>
      <text:p text:style-name="P1"/>
      <text:p text:style-name="P1"/>
      <text:p text:style-name="P1"/>
      <text:p text:style-name="P1"><text:tab/>return 0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8:14:46.690518481</dc:date>
    <meta:editing-duration>PT1H29M1S</meta:editing-duration>
    <meta:editing-cycles>1</meta:editing-cycles>
    <meta:document-statistic meta:table-count="0" meta:image-count="0" meta:object-count="0" meta:page-count="2" meta:paragraph-count="42" meta:word-count="130" meta:character-count="1258" meta:non-whitespace-character-count="1094"/>
    <meta:generator>LibreOffice/5.1.6.2$Linux_X86_64 LibreOffice_project/10m0$Build-2</meta:generator>
  </office:meta>
</office:document-meta>
</file>